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1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2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1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16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18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23" style:family="text">
      <style:text-properties fo:font-size="10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ff" fo:font-style="italic"/>
    </style:style>
    <style:style style:name="T24" style:family="text">
      <style:text-properties fo:font-size="10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ff" fo:font-style="italic"/>
    </style:style>
    <style:style style:name="T2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127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1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Calibri" style:font-family-asian="Calibri" style:font-family-complex="Calibri" fo:background-color="transparent" fo:color="#000000" fo:font-style="italic"/>
    </style:style>
    <style:style style:name="T130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1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133" style:family="text">
      <style:text-properties fo:font-size="10.50pt" fo:font-weight="normal" fo:font-family="Calibri" style:font-family-asian="Calibri" style:font-family-complex="Calibri" fo:background-color="transparent" fo:color="#000000"/>
    </style:style>
    <style:style style:name="T13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5" style:family="text">
      <style:text-properties fo:font-size="12.00pt" fo:font-weight="normal" fo:font-family="Calibri" style:font-family-asian="Calibri" style:font-family-complex="Calibri" fo:background-color="transparent" fo:color="#000000" fo:font-style="italic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left="-18.00pt" fo:text-indent="18.00pt"/>
    </style:style>
    <style:style style:name="P4" style:family="paragraph">
      <style:paragraph-properties fo:line-height="100.00%" fo:text-align="left"/>
    </style:style>
    <text:list-style style:name="L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 fo:margin-left="-18.00pt" fo:text-indent="18.00pt"/>
    </style:style>
    <style:style style:name="P6" style:family="paragraph">
      <style:paragraph-properties fo:line-height="100.00%" fo:text-align="left"/>
    </style:style>
    <text:list-style style:name="L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 fo:margin-left="-18.00pt" fo:text-indent="18.00pt"/>
    </style:style>
    <style:style style:name="P8" style:family="paragraph">
      <style:paragraph-properties fo:line-height="100.00%" fo:text-align="left"/>
    </style:style>
    <text:list-style style:name="L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 fo:margin-left="-18.00pt" fo:text-indent="18.00pt"/>
    </style:style>
    <style:style style:name="P10" style:family="paragraph">
      <style:paragraph-properties fo:line-height="100.00%" fo:text-align="left"/>
    </style:style>
    <text:list-style style:name="L1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left" fo:margin-left="-18.00pt" fo:text-indent="18.00pt"/>
    </style:style>
    <style:style style:name="P12" style:family="paragraph">
      <style:paragraph-properties fo:line-height="100.00%" fo:text-align="left"/>
    </style:style>
    <text:list-style style:name="L1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3" style:family="paragraph">
      <style:paragraph-properties fo:line-height="100.00%" fo:text-align="left" fo:margin-left="-18.00pt" fo:text-indent="18.00pt"/>
    </style:style>
    <style:style style:name="P14" style:family="paragraph">
      <style:paragraph-properties fo:line-height="100.00%" fo:text-align="left"/>
    </style:style>
    <text:list-style style:name="L15">
      <text:list-level-style-number text:level="1" style:num-suffix="." style:num-format="i">
        <style:list-level-properties text:space-before="18.00pt" text:min-label-width="18.00pt"/>
      </text:list-level-style-number>
    </text:list-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bottom="14.15pt"/>
    </style:style>
    <style:style style:name="P17" style:family="paragraph">
      <style:paragraph-properties fo:line-height="100.00%" fo:text-align="left"/>
    </style:style>
    <text:list-style style:name="L1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8" style:family="paragraph">
      <style:paragraph-properties fo:line-height="100.00%" fo:text-align="left" fo:margin-left="-18.00pt" fo:text-indent="18.00pt"/>
    </style:style>
    <style:style style:name="P19" style:family="paragraph">
      <style:paragraph-properties fo:line-height="100.00%" fo:text-align="left"/>
    </style:style>
    <text:list-style style:name="L2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left" fo:margin-left="-18.00pt" fo:text-indent="18.00pt"/>
    </style:style>
    <style:style style:name="P21" style:family="paragraph">
      <style:paragraph-properties fo:line-height="100.00%" fo:text-align="left"/>
    </style:style>
    <text:list-style style:name="L22">
      <text:list-level-style-bullet text:level="1" text:bullet-char="•">
        <style:list-level-properties text:space-before="75.20pt" text:min-label-width="14.15pt"/>
        <style:text-properties fo:font-family="Symbol"/>
      </text:list-level-style-bullet>
    </text:list-style>
    <style:style style:name="P22" style:family="paragraph">
      <style:paragraph-properties fo:line-height="115.00%" fo:text-align="left"/>
    </style:style>
    <style:style style:name="P23" style:family="paragraph">
      <style:paragraph-properties fo:line-height="100.00%" fo:text-align="left"/>
    </style:style>
    <text:list-style style:name="L2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4" style:family="paragraph">
      <style:paragraph-properties fo:line-height="100.00%" fo:text-align="left" fo:margin-left="-18.00pt" fo:text-indent="18.00pt"/>
    </style:style>
    <style:style style:name="P25" style:family="paragraph">
      <style:paragraph-properties fo:line-height="100.00%" fo:text-align="left"/>
    </style:style>
    <text:list-style style:name="L2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6" style:family="paragraph">
      <style:paragraph-properties fo:line-height="100.00%" fo:text-align="left" fo:margin-left="-18.00pt" fo:text-indent="18.00pt"/>
    </style:style>
    <style:style style:name="P27" style:family="paragraph">
      <style:paragraph-properties fo:line-height="100.00%" fo:text-align="left"/>
    </style:style>
    <text:list-style style:name="L2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8" style:family="paragraph">
      <style:paragraph-properties fo:line-height="100.00%" fo:text-align="left" fo:margin-left="-18.00pt" fo:text-indent="18.00pt"/>
    </style:style>
    <style:style style:name="P29" style:family="paragraph">
      <style:paragraph-properties fo:line-height="100.00%" fo:text-align="left"/>
    </style:style>
    <text:list-style style:name="L3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0" style:family="paragraph">
      <style:paragraph-properties fo:line-height="100.00%" fo:text-align="left" fo:margin-left="-18.00pt" fo:text-indent="18.00pt"/>
    </style:style>
    <style:style style:name="P31" style:family="paragraph">
      <style:paragraph-properties fo:line-height="100.00%" fo:text-align="left"/>
    </style:style>
    <text:list-style style:name="L3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2" style:family="paragraph">
      <style:paragraph-properties fo:line-height="100.00%" fo:text-align="left" fo:margin-left="-18.00pt" fo:text-indent="18.00pt"/>
    </style:style>
    <style:style style:name="P33" style:family="paragraph">
      <style:paragraph-properties fo:line-height="100.00%" fo:text-align="left"/>
    </style:style>
    <text:list-style style:name="L3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4" style:family="paragraph">
      <style:paragraph-properties fo:line-height="100.00%" fo:text-align="left" fo:margin-left="-18.00pt" fo:text-indent="18.00pt"/>
    </style:style>
    <style:style style:name="P35" style:family="paragraph">
      <style:paragraph-properties fo:line-height="100.00%" fo:text-align="left"/>
    </style:style>
    <text:list-style style:name="L3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36.00pt" fo:text-indent="0.00pt"/>
    </style:style>
    <style:style style:name="P39" style:family="paragraph">
      <style:paragraph-properties fo:line-height="100.00%" fo:text-align="left"/>
    </style:style>
    <text:list-style style:name="L4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/>
    </style:style>
    <text:list-style style:name="L4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 fo:margin-left="36.00pt" fo:text-indent="0.00pt"/>
    </style:style>
    <style:style style:name="P45" style:family="paragraph">
      <style:paragraph-properties fo:line-height="100.00%" fo:text-align="left"/>
    </style:style>
    <text:list-style style:name="L4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36.00pt" fo:text-indent="0.00pt"/>
    </style:style>
    <text:list-style style:name="L4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 fo:margin-left="36.00pt" fo:text-indent="0.00pt"/>
    </style:style>
    <text:list-style style:name="L5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 fo:margin-left="36.00pt" fo:text-indent="0.00pt"/>
    </style:style>
    <style:style style:name="P53" style:family="paragraph">
      <style:paragraph-properties fo:line-height="100.00%" fo:text-align="left"/>
    </style:style>
    <text:list-style style:name="L5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left" fo:margin-left="36.00pt" fo:text-indent="0.00pt"/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left" fo:margin-left="21.00pt" fo:text-indent="-21.00pt">
        <style:tab-stops>
          <style:tab-stop style:position="0.00pt"/>
        </style:tab-stops>
      </style:paragraph-properties>
    </style:style>
    <style:style style:name="P58" style:family="paragraph">
      <style:paragraph-properties fo:line-height="100.00%" fo:text-align="left" fo:margin-left="36.00pt" fo:text-indent="0.00pt" fo:margin-top="13.65pt" fo:margin-bottom="13.65pt">
        <style:tab-stops>
          <style:tab-stop style:position="9.80pt"/>
          <style:tab-stop style:position="55.60pt"/>
          <style:tab-stop style:position="101.40pt"/>
          <style:tab-stop style:position="147.20pt"/>
          <style:tab-stop style:position="193.00pt"/>
          <style:tab-stop style:position="238.80pt"/>
          <style:tab-stop style:position="284.60pt"/>
          <style:tab-stop style:position="330.40pt"/>
          <style:tab-stop style:position="376.20pt"/>
          <style:tab-stop style:position="422.00pt"/>
          <style:tab-stop style:position="467.80pt"/>
          <style:tab-stop style:position="513.60pt"/>
          <style:tab-stop style:position="559.40pt"/>
          <style:tab-stop style:position="605.20pt"/>
          <style:tab-stop style:position="651.00pt"/>
          <style:tab-stop style:position="696.80pt"/>
        </style:tab-stops>
      </style:paragraph-properties>
    </style:style>
    <style:style style:name="P59" style:family="paragraph">
      <style:paragraph-properties fo:line-height="100.00%" fo:text-align="left" fo:margin-left="21.00pt" fo:text-indent="-21.00pt">
        <style:tab-stops>
          <style:tab-stop style:position="0.00pt"/>
        </style:tab-stops>
      </style:paragraph-properties>
    </style:style>
    <style:style style:name="P60" style:family="paragraph">
      <style:paragraph-properties fo:line-height="100.00%" fo:text-align="left">
        <style:tab-stops>
          <style:tab-stop style:position="21.00pt"/>
        </style:tab-stops>
      </style:paragraph-properties>
    </style:style>
    <style:style style:name="P61" style:family="paragraph">
      <style:paragraph-properties fo:line-height="100.00%" fo:text-align="left" fo:margin-left="36.00pt" fo:text-indent="0.00pt" fo:margin-top="13.65pt" fo:margin-bottom="13.65pt">
        <style:tab-stops>
          <style:tab-stop style:position="9.80pt"/>
          <style:tab-stop style:position="55.60pt"/>
          <style:tab-stop style:position="101.40pt"/>
          <style:tab-stop style:position="147.20pt"/>
          <style:tab-stop style:position="193.00pt"/>
          <style:tab-stop style:position="238.80pt"/>
          <style:tab-stop style:position="284.60pt"/>
          <style:tab-stop style:position="330.40pt"/>
          <style:tab-stop style:position="376.20pt"/>
          <style:tab-stop style:position="422.00pt"/>
          <style:tab-stop style:position="467.80pt"/>
          <style:tab-stop style:position="513.60pt"/>
          <style:tab-stop style:position="559.40pt"/>
          <style:tab-stop style:position="605.20pt"/>
          <style:tab-stop style:position="651.00pt"/>
          <style:tab-stop style:position="696.80pt"/>
        </style:tab-stops>
      </style:paragraph-properties>
    </style:style>
    <style:style style:name="P62" style:family="paragraph">
      <style:paragraph-properties fo:line-height="100.00%" fo:text-align="left"/>
    </style:style>
  </office:automatic-styles>
  <office:body>
    <office:text>
      <text:p text:style-name="P1"><text:span text:style-name="T1">WSO2 Docker image installation Process</text:span></text:p>
      <text:p text:style-name="P1"><text:span text:style-name="T2"/></text:p>
      <text:p text:style-name="P2"><text:span text:style-name="T2"/></text:p>
      <text:p text:style-name="P2"><text:span text:style-name="T2"/></text:p>
      <text:list text:style-name="L3">
        <text:list-item>
          <text:p text:style-name="P3"><text:span text:style-name="T3">Prerequisites:- latest version of jdk</text:span></text:p>
        </text:list-item>
      </text:list>
      <text:p text:style-name="P4"><text:span text:style-name="T4"/></text:p>
      <text:list text:style-name="L5">
        <text:list-item>
          <text:p text:style-name="P5"><text:span text:style-name="T5">Update server/VM repositories:-<text:s text:c="2"/></text:span><text:span text:style-name="T6">sudo apt-get update</text:span></text:p>
        </text:list-item>
      </text:list>
      <text:p text:style-name="P6"><text:span text:style-name="T7"/></text:p>
      <text:list text:style-name="L7">
        <text:list-item>
          <text:p text:style-name="P7"><text:span text:style-name="T8">install latest version of JDK :-</text:span></text:p>
        </text:list-item>
      </text:list>
      <text:p text:style-name="P8"><text:span text:style-name="T9"/></text:p>
      <text:list text:style-name="L9">
        <text:list-item>
          <text:p text:style-name="P9"><text:span text:style-name="T10">sudo apt install default-jre</text:span><text:span text:style-name="T11"><text:tab/><text:tab/>-update latest version of jre [</text:span><text:span text:style-name="T12">install jre:-JRE from OpenJDK 11</text:span><text:span text:style-name="T13">]</text:span></text:p>
        </text:list-item>
      </text:list>
      <text:p text:style-name="P10"><text:span text:style-name="T14"/></text:p>
      <text:list text:style-name="L11">
        <text:list-item>
          <text:p text:style-name="P11"><text:span text:style-name="T15">sudo apt install default-jdk<text:tab/></text:span><text:span text:style-name="T16"><text:tab/>-update latest version of jdk [</text:span><text:span text:style-name="T17">install jdk:-openjdk version "11.0.11"<text:s/></text:span><text:span text:style-name="T18">]</text:span></text:p>
        </text:list-item>
      </text:list>
      <text:p text:style-name="P12"><text:span text:style-name="T19"/></text:p>
      <text:list text:style-name="L13">
        <text:list-item>
          <text:p text:style-name="P13"><text:span text:style-name="T20">install latest version of Docker engine using script:-</text:span></text:p>
        </text:list-item>
      </text:list>
      <text:p text:style-name="P14"><text:span text:style-name="T21"/></text:p>
      <text:list text:style-name="L15">
        <text:list-item>
          <text:p text:style-name="P15"><text:span text:style-name="T22">curl -fsSL<text:s/></text:span><text:a xlink:href="https://get.docker.com/"><text:span text:style-name="T24">https://get.docker.com</text:span></text:a><text:span text:style-name="T25"><text:s/>-o get-docker.sh</text:span></text:p>
        </text:list-item>
        <text:list-item>
          <text:p text:style-name="P15"><text:span text:style-name="T25">ls</text:span></text:p>
        </text:list-item>
        <text:list-item>
          <text:p text:style-name="P16"><text:span text:style-name="T25">sudo sh get-docker.sh [install docker : 20.10.7 community addition]</text:span></text:p>
        </text:list-item>
        <text:list-item>
          <text:p text:style-name="P16"><text:span text:style-name="T25">sudo chmod 777 /var/run/docker.sock</text:span></text:p>
        </text:list-item>
        <text:list-item>
          <text:p text:style-name="P16"><text:span text:style-name="T25">sudo usermod -a -G docker $USER</text:span></text:p>
        </text:list-item>
      </text:list>
      <text:p text:style-name="P17"><text:span text:style-name="T26"/></text:p>
      <text:list text:style-name="L18">
        <text:list-item>
          <text:p text:style-name="P18"><text:span text:style-name="T27">To uninstall old versions of docker:-</text:span></text:p>
        </text:list-item>
      </text:list>
      <text:p text:style-name="P19"><text:span text:style-name="T28"/></text:p>
      <text:p text:style-name="P19"><text:span text:style-name="T29"><text:tab/><text:tab/>sudo apt-get remove docker docker-engine docker.io containerd runc</text:span></text:p>
      <text:p text:style-name="P19"><text:span text:style-name="T30"/></text:p>
      <text:p text:style-name="P19"><text:span text:style-name="T30"/></text:p>
      <text:list text:style-name="L20">
        <text:list-item>
          <text:p text:style-name="P20"><text:span text:style-name="T31">For WSO2 docker image refer below link:-</text:span></text:p>
        </text:list-item>
      </text:list>
      <text:p text:style-name="P21"><text:span text:style-name="T31"><text:tab/><text:tab/></text:span><text:a xlink:href="https://wso2.com/api-management/install/docker/get-started/"><text:span text:style-name="T32">https://wso2.com/api-management/install/docker/get-started/</text:span></text:a><text:span text:style-name="T33"/></text:p>
      <text:p text:style-name="P21"><text:span text:style-name="T34"/></text:p>
      <text:p text:style-name="P21"><text:span text:style-name="T35"><text:tab/><text:tab/>Recommended system requirements:</text:span></text:p>
      <text:list text:style-name="L22">
        <text:list-item>
          <text:p text:style-name="P22"><text:span text:style-name="T35">3 GHz Dual-core Xeon/Opteron (or latest) </text:span></text:p>
        </text:list-item>
        <text:list-item>
          <text:p text:style-name="P22"><text:span text:style-name="T35">8 GB RAM </text:span></text:p>
        </text:list-item>
      </text:list>
      <text:p text:style-name="P23"><text:span text:style-name="T35"><text:tab/><text:tab/><text:s text:c="5"/>10 GB free disk space </text:span></text:p>
      <text:p text:style-name="P23"><text:span text:style-name="T36"/></text:p>
      <text:p text:style-name="P23"><text:span text:style-name="T37"><text:tab/><text:tab/>user id:- mahadev_rane@nucsoft.in</text:span></text:p>
      <text:p text:style-name="P23"><text:span text:style-name="T37"><text:tab/><text:tab/>password:-<text:s/></text:span><text:a xlink:href="mailto:Nucsoft@2021"><text:span text:style-name="T39">Nucsoft@2021</text:span></text:a><text:span text:style-name="T40"/></text:p>
      <text:p text:style-name="P23"><text:span text:style-name="T40"/></text:p>
      <text:p text:style-name="P23"><text:span text:style-name="T40"/></text:p>
      <text:p text:style-name="P23"><text:span text:style-name="T40"/></text:p>
      <text:p text:style-name="P23"><text:span text:style-name="T40"/></text:p>
      <text:list text:style-name="L24">
        <text:list-item>
          <text:p text:style-name="P24"><text:span text:style-name="T41">For changing localhost to host ip address of docker image use below steps:-</text:span></text:p>
        </text:list-item>
      </text:list>
      <text:p text:style-name="P25"><text:span text:style-name="T42"/></text:p>
      <text:p text:style-name="P25"><text:span text:style-name="T43"><text:s/></text:span></text:p>
      <text:list text:style-name="L26">
        <text:list-item>
          <text:p text:style-name="P26"><text:span text:style-name="T43">Edit files within docker containers:-</text:span></text:p>
        </text:list-item>
      </text:list>
      <text:p text:style-name="P27"><text:span text:style-name="T44"/></text:p>
      <text:p text:style-name="P27"><text:span text:style-name="T45"><text:s text:c="14"/>docker exec --user="root" -it &lt;container-id&gt; /bin/bash</text:span></text:p>
      <text:p text:style-name="P27"><text:span text:style-name="T46"/></text:p>
      <text:p text:style-name="P27"><text:span text:style-name="T47"><text:s text:c="14"/>docker exec --user="root" -it 6a9e0908f6b3 /bin/bash</text:span></text:p>
      <text:p text:style-name="P27"><text:span text:style-name="T48"/></text:p>
      <text:p text:style-name="P27"><text:span text:style-name="T48"/></text:p>
      <text:list text:style-name="L28">
        <text:list-item>
          <text:p text:style-name="P28"><text:span text:style-name="T49">File name:-</text:span><text:span text:style-name="T50">deployment.toml </text:span></text:p>
        </text:list-item>
      </text:list>
      <text:p text:style-name="P29"><text:span text:style-name="T51"/></text:p>
      <text:p text:style-name="P29"><text:span text:style-name="T52"><text:s text:c="13"/><text:tab/>Path:-</text:span><text:span text:style-name="T53">/home/wso2carbon/wso2am-3.2.0/repository/conf/deployment.toml </text:span></text:p>
      <text:p text:style-name="P29"><text:span text:style-name="T54"><text:s/></text:span></text:p>
      <text:p text:style-name="P29"><text:span text:style-name="T55"/></text:p>
      <text:list text:style-name="L30">
        <text:list-item>
          <text:p text:style-name="P30"><text:span text:style-name="T56">Install vim editor in Ubuntu:-</text:span></text:p>
        </text:list-item>
      </text:list>
      <text:p text:style-name="P31"><text:span text:style-name="T57"/></text:p>
      <text:p text:style-name="P31"><text:span text:style-name="T58"><text:s text:c="14"/>apt-get update &amp;&amp; apt-get install -y vim</text:span></text:p>
      <text:p text:style-name="P31"><text:span text:style-name="T59"><text:s/></text:span></text:p>
      <text:p text:style-name="P31"><text:span text:style-name="T60"/></text:p>
      <text:list text:style-name="L32">
        <text:list-item>
          <text:p text:style-name="P32"><text:span text:style-name="T61">To edit deployment.toml file we use vi editor</text:span></text:p>
        </text:list-item>
      </text:list>
      <text:p text:style-name="P33"><text:span text:style-name="T62"/></text:p>
      <text:p text:style-name="P33"><text:span text:style-name="T63"><text:s text:c="14"/>vi /home/wso2carbon/wso2am-3.2.0/repository/conf/deployment.toml</text:span></text:p>
      <text:p text:style-name="P33"><text:span text:style-name="T64"/></text:p>
      <text:p text:style-name="P33"><text:span text:style-name="T64"/></text:p>
      <text:list text:style-name="L34">
        <text:list-item>
          <text:p text:style-name="P34"><text:span text:style-name="T65">To create docker image from container</text:span></text:p>
        </text:list-item>
      </text:list>
      <text:p text:style-name="P35"><text:span text:style-name="T66"/></text:p>
      <text:p text:style-name="P35"><text:span text:style-name="T67"><text:s text:c="14"/>docker commit &lt;container-id&gt;</text:span></text:p>
      <text:p text:style-name="P35"><text:span text:style-name="T67"><text:tab/>sudo docker commit CONTAINER_ID nginx-template<text:tab/></text:span></text:p>
      <text:p text:style-name="P35"><text:span text:style-name="T68"/></text:p>
      <text:list text:style-name="L36">
        <text:list-item>
          <text:p text:style-name="P36"><text:span text:style-name="T69">To rename docker image:-</text:span></text:p>
        </text:list-item>
      </text:list>
      <text:p text:style-name="P37"><text:span text:style-name="T70"/></text:p>
      <text:p text:style-name="P38"><text:span text:style-name="T71">Syntax:- docker tag server:latest myname/server:latest</text:span></text:p>
      <text:p text:style-name="P38"><text:span text:style-name="T71">OR</text:span></text:p>
      <text:p text:style-name="P38"><text:span text:style-name="T71">docker tag &lt;full image name&gt; myname/server:latest</text:span></text:p>
      <text:p text:style-name="P39"><text:span text:style-name="T72"/></text:p>
      <text:p text:style-name="P39"><text:span text:style-name="T73"><text:tab/>docker tag f5effb740123 nucsoft/wso2:latest</text:span></text:p>
      <text:p text:style-name="P39"><text:span text:style-name="T74"/></text:p>
      <text:list text:style-name="L40">
        <text:list-item>
          <text:p text:style-name="P40"><text:span text:style-name="T75">Now run docker with new image name and tag:-</text:span></text:p>
        </text:list-item>
      </text:list>
      <text:p text:style-name="P41"><text:span text:style-name="T76"/></text:p>
      <text:p text:style-name="P41"><text:span text:style-name="T77"><text:tab/><text:tab/>docker run nucsoft/wso2:latest</text:span></text:p>
      <text:p text:style-name="P41"><text:span text:style-name="T78"/></text:p>
      <text:p text:style-name="P41"><text:span text:style-name="T78"/></text:p>
      <text:p text:style-name="P41"><text:span text:style-name="T78"/></text:p>
      <text:list text:style-name="L42">
        <text:list-item>
          <text:p text:style-name="P42"><text:span text:style-name="T79">Docker hub login credentials:-</text:span></text:p>
        </text:list-item>
      </text:list>
      <text:p text:style-name="P43"><text:span text:style-name="T80"/></text:p>
      <text:p text:style-name="P44"><text:span text:style-name="T81">Docker ID:-nucsoft</text:span></text:p>
      <text:p text:style-name="P44"><text:span text:style-name="T81">Password:- Nucsoft@2021</text:span></text:p>
      <text:p text:style-name="P44"><text:span text:style-name="T81">Email:-mahadev_rane@nucsoft.in</text:span></text:p>
      <text:p text:style-name="P45"><text:span text:style-name="T82"/></text:p>
      <text:list text:style-name="L46">
        <text:list-item>
          <text:p text:style-name="P46"><text:span text:style-name="T83">Push docker image to docker hub:-</text:span></text:p>
        </text:list-item>
      </text:list>
      <text:p text:style-name="P47"><text:span text:style-name="T84"/></text:p>
      <text:p text:style-name="P48"><text:a xlink:href="https://www.pluralsight.com/guides/create-docker-images-docker-hub"><text:span text:style-name="T85">https://www.pluralsight.com/guides/create-docker-images-docker-hub</text:span></text:a><text:span text:style-name="T86"/></text:p>
      <text:p text:style-name="P48"><text:span text:style-name="T87">Syntax:-docker tag &lt;local iamge name:tag-name&gt; &lt;docker repository name:tag-name&gt;</text:span></text:p>
      <text:p text:style-name="P48"><text:span text:style-name="T87"><text:s/>docker tag nucsoft/wso2:latest nucsoft/wso2-test:latest</text:span></text:p>
      <text:p text:style-name="P48"><text:span text:style-name="T87"><text:s/>Sysntax:- docker push &lt;docker repository name:tag-name&gt;</text:span></text:p>
      <text:p text:style-name="P48"><text:span text:style-name="T88"/></text:p>
      <text:p text:style-name="P48"><text:span text:style-name="T89">docker push nucsoft/wso2-test:latest</text:span></text:p>
      <text:p text:style-name="P48"><text:span text:style-name="T90"/></text:p>
      <text:list text:style-name="L49">
        <text:list-item>
          <text:p text:style-name="P49"><text:span text:style-name="T91">We can use below command to import and export software in docker:-</text:span></text:p>
        </text:list-item>
      </text:list>
      <text:p text:style-name="P50"><text:span text:style-name="T92"/></text:p>
      <text:p text:style-name="P50"><text:span text:style-name="T93">docker save -o C:/dockerdemo/ing_myapi3.tar ing_myapi3</text:span></text:p>
      <text:p text:style-name="P50"><text:span text:style-name="T93">docker load -i C:/dockerdemo/ing_myapi3.tar</text:span></text:p>
      <text:p text:style-name="P50"><text:span text:style-name="T94"/></text:p>
      <text:list text:style-name="L51">
        <text:list-item>
          <text:p text:style-name="P51"><text:span text:style-name="T95">Docker hub repository:-</text:span></text:p>
        </text:list-item>
      </text:list>
      <text:p text:style-name="P52"><text:a xlink:href="https://hub.docker.com/repository/docker/nucsoft/wso2-test/general"><text:span text:style-name="T96">https://hub.docker.com/repository/docker/nucsoft/wso2-test/general</text:span></text:a><text:span text:style-name="T97"/></text:p>
      <text:p text:style-name="P52"><text:span text:style-name="T98"/></text:p>
      <text:p text:style-name="P52"><text:span text:style-name="T99">docker pull nucsoft/wso2-test:latest</text:span></text:p>
      <text:p text:style-name="P53"><text:span text:style-name="T100"/></text:p>
      <text:list text:style-name="L54">
        <text:list-item>
          <text:p text:style-name="P54"><text:span text:style-name="T101">If ip address not working in deployment.toml file then explicitely mention port no:-</text:span></text:p>
        </text:list-item>
      </text:list>
      <text:p text:style-name="P55"><text:span text:style-name="T102">docker run -it \</text:span></text:p>
      <text:p text:style-name="P55"><text:span text:style-name="T102"><text:s text:c="3"/>-p 9443:9443 \</text:span></text:p>
      <text:p text:style-name="P55"><text:span text:style-name="T102"><text:s text:c="3"/>-p 8243:8243 \</text:span></text:p>
      <text:p text:style-name="P55"><text:span text:style-name="T102"><text:s text:c="3"/>-p 8280:8280 \</text:span></text:p>
      <text:p text:style-name="P55"><text:span text:style-name="T102"><text:s text:c="3"/>wso2am/wso2am:latest</text:span></text:p>
      <text:p text:style-name="P55"><text:span text:style-name="T103"/></text:p>
      <text:p text:style-name="P55"><text:span text:style-name="T104">Note:-docker container IP:-192.168.11.83</text:span></text:p>
      <text:p text:style-name="P55"><text:span text:style-name="T105"/></text:p>
      <text:p text:style-name="P55"><text:span text:style-name="T106">Publisher -<text:s/></text:span><text:a xlink:href="https://192.168.11.83:9443/publisher"><text:span text:style-name="T107">https://192.168.11.83:9443/publisher</text:span></text:a><text:span text:style-name="T108"/></text:p>
      <text:p text:style-name="P55"><text:span text:style-name="T109">Store -<text:s/></text:span><text:a xlink:href="https://192.168.11.83:9443/devportal"><text:span text:style-name="T110">https://192.168.11.83:9443/devportal</text:span></text:a><text:span text:style-name="T111"/></text:p>
      <text:p text:style-name="P55"><text:span text:style-name="T112">Admin console -<text:s/></text:span><text:a xlink:href="https://192.168.11.83:9443/admin"><text:span text:style-name="T113">https://192.168.11.83:9443/admin</text:span></text:a><text:span text:style-name="T114"/></text:p>
      <text:p text:style-name="P55"><text:span text:style-name="T115">Carbon console -<text:s/></text:span><text:a xlink:href="https://192.168.11.83:9443/carbon"><text:span text:style-name="T116">https://192.168.11.83:9443/carbon</text:span></text:a><text:span text:style-name="T117"/></text:p>
      <text:p text:style-name="P55"><text:span text:style-name="T118"/></text:p>
      <text:p text:style-name="P55"><text:span text:style-name="T118"/></text:p>
      <text:p text:style-name="P55"><text:span text:style-name="T118"/></text:p>
      <text:p text:style-name="P55"><text:a xlink:href="https://192.168.11.118:8243/"><text:span text:style-name="T120">https://192.168.11.83:8243</text:span></text:a><text:span text:style-name="T121"/></text:p>
      <text:p text:style-name="P55"><text:a xlink:href="http://192.168.11.118:8280/"><text:span text:style-name="T123">http://192.168.11.83:8280</text:span></text:a><text:span text:style-name="T124"/></text:p>
      <text:p text:style-name="P55"><text:span text:style-name="T124"/></text:p>
      <text:p text:style-name="P56"><text:span text:style-name="T124"/></text:p>
      <text:p text:style-name="P56"><text:span text:style-name="T124"/></text:p>
      <text:p text:style-name="P56"><text:span text:style-name="T125">check number of threads in linux or docker </text:span></text:p>
      <text:p text:style-name="P56"><text:span text:style-name="T126">ps -o nlwp &lt;process_id&gt;<text:line-break/></text:span></text:p>
      <text:p text:style-name="P57"><text:span text:style-name="T127">l<text:tab/></text:span><text:span text:style-name="T128">Check docker logs using below path:-</text:span></text:p>
      <text:p text:style-name="P58"><text:span text:style-name="T129">/var/lib/docker/containers/9efaf2c25c76/9efaf2c25c76-json.log</text:span></text:p>
      <text:p text:style-name="P59"><text:span text:style-name="T130">l<text:tab/></text:span><text:span text:style-name="T131">check number of threads in linux or docker </text:span></text:p>
      <text:p text:style-name="P60"><text:span text:style-name="T132"><text:tab/><text:tab/></text:span></text:p>
      <text:p text:style-name="P61"><text:span text:style-name="T133">ps -o nlwp &lt;process_id&gt;</text:span></text:p>
      <text:p text:style-name="P61"><text:span text:style-name="T134">Run docker after system restart:-</text:span></text:p>
      <text:p text:style-name="P61"><text:span text:style-name="T135">docker update --restart unless-stopped 6d8728f8c239</text:span></text:p>
      <text:p text:style-name="P62"><text:span text:style-name="T136"/></text:p>
      <text:p text:style-name="P62"><text:span text:style-name="T136"/></text:p>
      <text:p text:style-name="P62"><text:span text:style-name="T136">to run container using host machine ip:-</text:span></text:p>
      <text:p text:style-name="P62"><text:span text:style-name="T136"/></text:p>
      <text:p text:style-name="P62"><text:span text:style-name="T137">docker run --network host container_name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